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oat dec</text:p>
          </table:table-cell>
          <table:table-cell office:value-type="string" calcext:value-type="string">
            <text:p>fixed 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mantisa</text:p>
          </table:table-cell>
          <table:table-cell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[.B3]*[.E3]" office:value-type="float" office:value="41877504" calcext:value-type="float">
            <text:p>41877504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[.B4]*[.E4]" office:value-type="float" office:value="31391744" calcext:value-type="float">
            <text:p>31391744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5]*[.E5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6]*[.E6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7]*[.E7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8]*[.E8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9]*[.E9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0]*[.E10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1]*[.E11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2]*[.E12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3]*[.E13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4]*[.E14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5]*[.E15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6]*[.E16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7]*[.E17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8]*[.E18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19]*[.E19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0]*[.E20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1]*[.E21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2]*[.E22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3]*[.E23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4]*[.E24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5]*[.E25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6]*[.E26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7]*[.E27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8]*[.E28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29]*[.E29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0]*[.E30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1]*[.E31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2]*[.E32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3]*[.E33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4]*[.E34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5]*[.E35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6]*[.E36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7]*[.E37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8]*[.E38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39]*[.E39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40]*[.E40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41]*[.E41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42]*[.E42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table:formula="of:=[.B43]*[.E43]" office:value-type="float" office:value="0" calcext:value-type="float">
            <text:p>0</text:p>
          </table:table-cell>
          <table:table-cell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4"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a</text:p>
          </table:table-cell>
          <table:table-cell office:value-type="string" calcext:value-type="string">
            <text:p>regb</text:p>
          </table:table-cell>
          <table:table-cell office:value-type="string" calcext:value-type="string">
            <text:p>float</text:p>
          </table:table-cell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41877504" calcext:value-type="float">
            <text:p>41877504</text:p>
          </table:table-cell>
          <table:table-cell office:value-type="float" office:value="102" calcext:value-type="float">
            <text:p>102</text:p>
          </table:table-cell>
          <table:table-cell table:formula="of:=([.C46]*[.B46])/2^32" office:value-type="float" office:value="0.994537353515625" calcext:value-type="float">
            <text:p>0.9945373535</text:p>
          </table:table-cell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3"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3"/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to float</text:p>
          </table:table-cell>
          <table:table-cell office:value-type="float" office:value="59874" calcext:value-type="float">
            <text:p>59874</text:p>
          </table:table-cell>
          <table:table-cell/>
          <table:table-cell table:formula="of:=[.B49]/[.E49]" office:value-type="float" office:value="0.913604736328125" calcext:value-type="float">
            <text:p>0.9136047363</text:p>
          </table:table-cell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to fixed</text:p>
          </table:table-cell>
          <table:table-cell office:value-type="float" office:value="0.00467" calcext:value-type="float">
            <text:p>0.00467</text:p>
          </table:table-cell>
          <table:table-cell/>
          <table:table-cell table:formula="of:=[.B50]*[.E50]" office:value-type="float" office:value="306.05312" calcext:value-type="float">
            <text:p>306.05312</text:p>
          </table:table-cell>
          <table:table-cell table:formula="of:=2^16"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ga</text:p>
          </table:table-cell>
          <table:table-cell office:value-type="string" calcext:value-type="string">
            <text:p>regb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855764122" calcext:value-type="float">
            <text:p>855764122</text:p>
          </table:table-cell>
          <table:table-cell office:value-type="float" office:value="102" calcext:value-type="float">
            <text:p>102</text:p>
          </table:table-cell>
          <table:table-cell table:formula="of:=([.C53]*[.B53])/2^32" office:value-type="float" office:value="20.3233073567972" calcext:value-type="float">
            <text:p>20.3233073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float</text:p>
          </table:table-cell>
          <table:table-cell office:value-type="float" office:value="670040064" calcext:value-type="float">
            <text:p>670040064</text:p>
          </table:table-cell>
          <table:table-cell/>
          <table:table-cell table:formula="of:=[.B56]/[.F56]" office:value-type="float" office:value="639" calcext:value-type="float">
            <text:p>639</text:p>
          </table:table-cell>
          <table:table-cell/>
          <table:table-cell table:formula="of:=2^20"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to fixed</text:p>
          </table:table-cell>
          <table:table-cell table:formula="of:=479*(1/480)" office:value-type="float" office:value="0.997916666666667" calcext:value-type="float">
            <text:p>0.9979166667</text:p>
          </table:table-cell>
          <table:table-cell/>
          <table:table-cell table:formula="of:=[.B57]*[.F57]" office:value-type="float" office:value="1046391.46666667" calcext:value-type="float">
            <text:p>1046391.46666667</text:p>
          </table:table-cell>
          <table:table-cell/>
          <table:table-cell table:formula="of:=2^20" office:value-type="float" office:value="1048576" calcext:value-type="float">
            <text:p>1048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0:59:41.102188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55:08.898420616</meta:creation-date>
    <dc:date>2019-03-14T17:40:24.377684602</dc:date>
    <meta:editing-duration>PT2H44M9S</meta:editing-duration>
    <meta:editing-cycles>2</meta:editing-cycles>
    <meta:generator>LibreOffice/5.1.6.2$Linux_X86_64 LibreOffice_project/10m0$Build-2</meta:generator>
    <meta:document-statistic meta:table-count="1" meta:cell-count="127" meta:object-count="0"/>
  </office:meta>
</office:document-meta>
</file>